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stroke-dash="Dash_20_4" svg:stroke-width="0cm" svg:stroke-color="#000000" draw:stroke-linejoin="none" svg:stroke-linecap="round" draw:fill="solid" draw:fill-color="#ffffff" draw:textarea-horizontal-align="center" draw:textarea-vertical-align="middle"/>
      <style:paragraph-properties style:writing-mode="lr-tb"/>
    </style:style>
    <style:style style:name="pr1" style:family="presentation" style:parent-style-name="Description-subtitle">
      <style:graphic-properties draw:fill-color="#ffffff" fo:min-height="8.5cm"/>
      <style:paragraph-properties style:writing-mode="lr-tb"/>
    </style:style>
    <style:style style:name="pr2" style:family="presentation" style:parent-style-name="Description-title">
      <style:graphic-properties fo:min-height="2.507cm"/>
      <style:paragraph-properties style:writing-mode="lr-tb"/>
    </style:style>
    <style:style style:name="pr3" style:family="presentation" style:parent-style-name="Description-notes">
      <style:graphic-properties draw:fill-color="#ffffff" draw:auto-grow-height="true" fo:min-height="12.572cm"/>
      <style:paragraph-properties style:writing-mode="lr-tb"/>
    </style:style>
    <style:style style:name="pr4" style:family="presentation" style:parent-style-name="Cover-title">
      <style:graphic-properties fo:min-height="2.507cm"/>
      <style:paragraph-properties style:writing-mode="lr-tb"/>
    </style:style>
    <style:style style:name="pr5" style:family="presentation" style:parent-style-name="Cover-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color="#ffffff"/>
      <style:paragraph-properties fo:text-align="center" style:writing-mode="lr-tb"/>
      <style:text-properties fo:color="#000000" loext:opacity="100%" style:font-name="Noto Sans" fo:font-size="20pt" style:font-size-asian="20pt" style:font-size-complex="20pt"/>
    </style:style>
    <style:style style:name="P3" style:family="paragraph">
      <style:paragraph-properties fo:text-align="center" style:writing-mode="lr-tb"/>
      <style:text-properties fo:color="#000000" loext:opacity="100%" style:font-name="Noto Sans" fo:font-size="35pt" fo:font-weight="normal" style:font-size-asian="35pt" style:font-size-complex="35pt"/>
    </style:style>
    <style:style style:name="P4" style:family="paragraph">
      <loext:graphic-properties draw:fill-color="#ffffff"/>
      <style:paragraph-properties style:writing-mode="lr-tb"/>
      <style:text-properties fo:font-size="20pt"/>
    </style:style>
    <style:style style:name="P5" style:family="paragraph">
      <loext:graphic-properties draw:fill="solid" draw:fill-color="#ffffff"/>
      <style:paragraph-properties fo:text-align="center" style:writing-mode="lr-tb"/>
      <style:text-properties style:font-name="Noto Sans" fo:font-size="20pt" style:font-size-asian="20pt" style:font-size-complex="20pt"/>
    </style:style>
    <style:style style:name="P6" style:family="paragraph">
      <style:paragraph-properties fo:text-align="start"/>
    </style:style>
    <style:style style:name="P7" style:family="paragraph">
      <style:paragraph-properties fo:text-align="start" style:writing-mode="lr-tb"/>
      <style:text-properties fo:color="#000000" loext:opacity="100%" style:font-name="Noto Sans" fo:font-size="35pt" fo:font-weight="normal" style:font-size-asian="35pt" style:font-size-complex="35pt"/>
    </style:style>
    <style:style style:name="P8" style:family="paragraph">
      <loext:graphic-properties draw:fill-color="#ffffff"/>
      <style:paragraph-properties style:writing-mode="lr-tb"/>
    </style:style>
    <style:style style:name="T1" style:family="text">
      <style:text-properties fo:color="#000000" loext:opacity="100%" style:font-name="Noto Sans" fo:font-size="20pt" style:font-size-asian="20pt" style:font-size-complex="20pt"/>
    </style:style>
    <style:style style:name="T2" style:family="text">
      <style:text-properties fo:color="#000000" loext:opacity="100%" style:font-name="Noto Sans" fo:font-size="35pt" fo:font-weight="normal" style:font-size-asian="35pt" style:font-size-complex="35pt"/>
    </style:style>
    <style:style style:name="T3" style:family="text">
      <style:text-properties style:font-name="Noto San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scription" presentation:presentation-page-layout-name="AL1T1">
        <office:forms form:automatic-focus="false" form:apply-design-mode="false"/>
        <draw:frame presentation:style-name="pr1" draw:text-style-name="P2" draw:layer="layout" svg:width="14cm" svg:height="8.5cm" svg:x="8cm" svg:y="3cm">
          <draw:text-box>
            <text:p text:style-name="P1"><text:span text:style-name="T1">El foro tiene desventajas </text:span><text:span text:style-name="T1">como la saturación de </text:span><text:span text:style-name="T1">información para el usuario o </text:span><text:span text:style-name="T1">que cualquier persona pueda </text:span><text:span text:style-name="T1">crear contenido</text:span></text:p>
          </draw:text-box>
        </draw:frame>
        <draw:frame presentation:style-name="pr2" draw:text-style-name="P3" draw:layer="layout" svg:width="10.792cm" svg:height="2.507cm" svg:x="9.208cm" svg:y="2cm" presentation:class="title" presentation:user-transformed="true">
          <draw:text-box>
            <text:p text:style-name="P1"><text:span text:style-name="T2">El Problema</text:span></text:p>
          </draw:text-box>
        </draw:frame>
        <presentation:notes draw:style-name="dp2">
          <draw:page-thumbnail draw:style-name="gr1"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Cover">
        <draw:polygon draw:style-name="gr2" draw:text-style-name="P5" draw:layer="layout" svg:width="14.999cm" svg:height="10.499cm" svg:x="11cm" svg:y="3cm" svg:viewBox="0 0 15000 10500" draw:points="7500,10500 13271,10500 13450,10474 13621,10385 13784,10255 13947,10088 14093,9869 14239,9598 14370,9302 14496,8967 14606,8581 14703,8194 14792,7756 14866,7292 14922,6803 14963,6300 14992,5784 15000,5243 15000,5243 14992,4703 14963,4187 14922,3697 14866,3196 14792,2744 14703,2307 14606,1919 14496,1533 14370,1198 14239,902 14093,631 13947,412 13784,245 13621,116 13450,26 13271,0 1732,0 1558,26 1383,116 1216,245 1058,412 907,631 761,902 630,1198 504,1533 394,1919 297,2307 208,2744 134,3196 78,3697 37,4187 8,4703 0,5243 0,5243 8,5784 37,6300 78,6803 134,7292 208,7756 297,8194 394,8581 504,8967 630,9302 761,9598 907,9869 1058,10088 1216,10255 1383,10385 1558,10474 1732,10500">
          <text:p text:style-name="P1"><text:span text:style-name="T3">Crear una página web donde </text:span><text:span text:style-name="T3">los</text:span></text:p>
          <text:p text:style-name="P1"><text:span text:style-name="T3">Poetas puedan compartir sus </text:span></text:p>
          <text:p text:style-name="P1"><text:span text:style-name="T3">Sentimientos explayados en </text:span><text:span text:style-name="T3">la web</text:span></text:p>
          <text:p text:style-name="P1"><text:span text:style-name="T3">Y saber cuando alguien ha </text:span><text:span text:style-name="T3">dado</text:span></text:p>
          <text:p text:style-name="P1"><text:span text:style-name="T3">Una calificación a sus </text:span><text:span text:style-name="T3">poemas</text:span></text:p>
          <text:p text:style-name="P1"><text:span text:style-name="T3"/></text:p>
        </draw:polygon>
        <draw:frame presentation:style-name="pr4" draw:text-style-name="P7" draw:layer="layout" svg:width="10.792cm" svg:height="2.507cm" svg:x="9cm" svg:y="1cm" presentation:class="title" presentation:user-transformed="true">
          <draw:text-box>
            <text:p text:style-name="P6"><text:span text:style-name="T2">La Solución</text:span></text:p>
          </draw:text-box>
        </draw:frame>
        <presentation:notes draw:style-name="dp2">
          <draw:page-thumbnail draw:style-name="gr1" draw:layer="layout" svg:width="18.624cm" svg:height="10.476cm" svg:x="1.482cm" svg:y="2.123cm" draw:page-number="2" presentation:class="page"/>
          <draw:frame presentation:style-name="pr5"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_20_4" draw:display-name="Dash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1"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1"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1"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1"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1"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1"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1"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1"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1"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1"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
    </style:style>
    <style:style style:name="MP25" style:family="paragraph">
      <loext:graphic-properties draw:fill="solid" draw:fill-color="#f2c02c"/>
      <style:paragraph-properties fo:text-align="center"/>
      <style:text-properties style:font-name="Noto Sans"/>
    </style:style>
    <style:style style:name="MP26" style:family="paragraph">
      <loext:graphic-properties draw:fill="none" draw:fill-color="#f2c02c"/>
      <style:paragraph-properties fo:text-align="center"/>
      <style:text-properties style:font-name="Noto Sans"/>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úmero&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úmero&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úmero&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7.2$Linux_X86_64 LibreOffice_project/30$Build-2</meta:generator>
    <meta:creation-date>2022-11-22T09:42:06.714995362</meta:creation-date>
    <meta:editing-duration>PT9M56S</meta:editing-duration>
    <meta:editing-cycles>3</meta:editing-cycles>
    <dc:date>2022-11-22T13:05:59.065515209</dc:date>
    <meta:document-statistic meta:object-count="398"/>
  </office:meta>
</office:document-meta>
</file>